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-complex="Calibri"/>
    </style:style>
    <style:style style:name="T3" style:family="text">
      <style:text-properties style:font-name-complex="Calibri"/>
    </style:style>
    <style:style style:name="T4" style:family="text">
      <style:text-properties style:text-position="super 58%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. this is the equation that I got out by integrating <text:span text:style-name="T1">a</text:span><text:span text:style-name="T3">∫</text:span><text:span text:style-name="T4">b</text:span><text:span text:style-name="T3">(sin</text:span><text:span text:style-name="T4">2</text:span><text:span text:style-name="T3">(3x</text:span><text:span text:style-name="T4">2</text:span><text:span text:style-name="T3">+5))dx</text:span></text:p>
      <text:p text:style-name="Standard"><text:span text:style-name="T3">1.</text:span><text:span text:style-name="T2">1</text:span><text:span text:style-name="T3">∫</text:span><text:span text:style-name="T4">5</text:span><text:span text:style-name="T3">4x</text:span><text:span text:style-name="T4">3</text:span><text:span text:style-name="T3">dx</text:span></text:p>
      <text:p text:style-name="Standard"><text:span text:style-name="T3">= 4(5)</text:span><text:span text:style-name="T4">3</text:span><text:span text:style-name="T3">-4(1)</text:span><text:span text:style-name="T4">3</text:span></text:p>
      <text:p text:style-name="Standard"><text:span text:style-name="T3">=4(125)-4</text:span></text:p>
      <text:p text:style-name="Standard"><text:span text:style-name="T3">=500-4</text:span></text:p>
      <text:p text:style-name="Standard"><text:span text:style-name="T3">=496</text:span></text:p>
      <text:p text:style-name="Standard"><text:span text:style-name="T3">2. The left hand sum gives me 508.</text:span></text:p>
      <text:p text:style-name="Standard"><text:span text:style-name="T3">3. This sum is an over estimate for the definite integral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de, Nicholas</meta:initial-creator>
    <dc:creator>Kaide, Nicholas</dc:creator>
    <meta:editing-cycles>1</meta:editing-cycles>
    <meta:creation-date>2012-03-21T16:03:00</meta:creation-date>
    <dc:date>2012-03-21T16:56:00</dc:date>
    <meta:editing-duration>PT53S</meta:editing-duration>
    <meta:generator>OpenOffice.org/3.3$Win32 OpenOffice.org_project/330m20$Build-9567</meta:generator>
    <meta:document-statistic meta:table-count="0" meta:image-count="0" meta:object-count="0" meta:page-count="1" meta:paragraph-count="8" meta:word-count="40" meta:character-count="210"/>
    <meta:user-defined meta:name="AppVersion">14.0000</meta:user-defined>
    <meta:user-defined meta:name="Company">Carrol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052543F" xlink:href=""/>
  </office:meta>
</office:document-meta>
</file>